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57b0" officeooo:paragraph-rsid="001857b0"/>
    </style:style>
    <style:style style:name="P2" style:family="paragraph" style:parent-style-name="Standard">
      <style:text-properties officeooo:rsid="001857b0" officeooo:paragraph-rsid="001dba96"/>
    </style:style>
    <style:style style:name="P3" style:family="paragraph" style:parent-style-name="Standard">
      <style:text-properties fo:font-weight="bold" officeooo:rsid="001857b0" officeooo:paragraph-rsid="001857b0" style:font-weight-asian="bold" style:font-weight-complex="bold"/>
    </style:style>
    <style:style style:name="P4" style:family="paragraph" style:parent-style-name="Standard">
      <style:text-properties officeooo:rsid="00202d29" officeooo:paragraph-rsid="00202d29"/>
    </style:style>
    <style:style style:name="P5" style:family="paragraph" style:parent-style-name="Standard">
      <style:paragraph-properties fo:text-align="center" style:justify-single-word="false"/>
      <style:text-properties fo:font-size="18pt" fo:font-weight="bold" officeooo:rsid="00202d29" officeooo:paragraph-rsid="00202d29"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bold" officeooo:rsid="0021d300" officeooo:paragraph-rsid="0021d300" style:font-size-asian="18pt" style:font-weight-asian="bold" style:font-size-complex="18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rridge &amp; Company Ltd</text:p>
      <text:p text:style-name="P2">Centre House, </text:p>
      <text:p text:style-name="P2">Court Parade Aldridge</text:p>
      <text:p text:style-name="P1">Walsall, WS9 8LT</text:p>
      <text:p text:style-name="P1"/>
      <text:p text:style-name="P1"/>
      <text:p text:style-name="P1"/>
      <text:p text:style-name="P1"/>
      <text:p text:style-name="P1"/>
      <text:p text:style-name="P1"/>
      <text:p text:style-name="P1">From: </text:p>
      <text:p text:style-name="P1">Hoang Duy Tran</text:p>
      <text:p text:style-name="P1">21 Fox House, Maysoule Road</text:p>
      <text:p text:style-name="P1">London SW11 2BX</text:p>
      <text:p text:style-name="P1">Employee Number: 836 329</text:p>
      <text:p text:style-name="P1">Phone: +44 7424 355 760</text:p>
      <text:p text:style-name="P1">E-mail: <text:a xlink:type="simple" xlink:href="mailto:hoangduytran1960@googlemail.com" text:style-name="Internet_20_link" text:visited-style-name="Visited_20_Internet_20_Link">hoangduytran1960@googlemail.com</text:a></text:p>
      <text:p text:style-name="P4"/>
      <text:p text:style-name="P4">Date: 05/11/2017</text:p>
      <text:p text:style-name="P4"/>
      <text:p text:style-name="P5">Re: Certificate of earnings</text:p>
      <text:p text:style-name="P6">#:836 328</text:p>
      <text:p text:style-name="P4"/>
      <text:p text:style-name="P4">Dear Orridge’s Personnel,</text:p>
      <text:p text:style-name="P4"/>
      <text:p text:style-name="P4">I’m approached by the Housing and Council Tax Benefit office of Wandsworth Council, the Benefits Service, the address can be found in the copy of the original letter attached, which requested the included ‘Certificate of earnings’ to be filled. Could you please fill it out and return to me ASAP – I have only one month from today’s date to return the filled form with evidence of earnings (4/12/2017).</text:p>
      <text:p text:style-name="P4"/>
      <text:p text:style-name="P4">Thank you so much,</text:p>
      <text:p text:style-name="P4"/>
      <text:p text:style-name="P4">Sincerely yours,</text:p>
      <text:p text:style-name="P4"/>
      <text:p text:style-name="P4"/>
      <text:p text:style-name="P4"/>
      <text:p text:style-name="P4"/>
      <text:p text:style-name="P4">Hoang Duy Tr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5.701cm" fo:margin-bottom="2cm" fo:margin-left="2.499cm" fo:margin-right="2.09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5T14:44:41.014347285</meta:creation-date>
    <dc:date>2017-11-05T18:51:49.159340812</dc:date>
    <meta:editing-duration>PT20M1S</meta:editing-duration>
    <meta:editing-cycles>8</meta:editing-cycles>
    <meta:generator>LibreOffice/5.2.7.2$Linux_X86_64 LibreOffice_project/20$Build-2</meta:generator>
    <meta:print-date>2017-09-18T11:26:13.965256016</meta:print-date>
    <meta:document-statistic meta:table-count="0" meta:image-count="0" meta:object-count="0" meta:page-count="1" meta:paragraph-count="19" meta:word-count="123" meta:character-count="747" meta:non-whitespace-character-count="640"/>
  </office:meta>
</office:document-meta>
</file>